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T7" style:parent-style-name="Policepardéfaut" style:family="text">
      <style:text-properties fo:font-weight="bold" style:font-weight-asian="bold"/>
    </style:style>
    <style:style style:name="T8" style:parent-style-name="Policepardéfaut" style:family="text">
      <style:text-properties fo:font-weight="bold" style:font-weight-asian="bold" fo:font-size="14pt" style:font-size-asian="14pt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1" style:parent-style-name="Policepardéfaut" style:family="text">
      <style:text-properties fo:font-weight="bold" style:font-weight-asian="bold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text-properties fo:font-weight="bold" style:font-weight-asian="bold"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font-weight="bold" style:font-weight-asian="bold" fo:language="en" fo:country="GB"/>
    </style:style>
    <style:style style:name="P18" style:parent-style-name="Normal" style:family="paragraph">
      <style:text-properties fo:font-weight="bold" style:font-weight-asian="bold" fo:language="en" fo:country="GB"/>
    </style:style>
    <style:style style:name="T19" style:parent-style-name="Policepardéfaut" style:family="text">
      <style:text-properties fo:font-weight="bold" style:font-weight-asian="bold"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family="paragraph">
      <style:paragraph-properties fo:text-indent="0.4916in"/>
      <style:text-properties fo:language="en" fo:country="GB"/>
    </style:style>
    <style:style style:name="P22" style:parent-style-name="Normal" style:family="paragraph">
      <style:paragraph-properties fo:text-indent="0.4916in"/>
      <style:text-properties fo:language="en" fo:country="GB"/>
    </style:style>
    <style:style style:name="P23" style:parent-style-name="Normal" style:family="paragraph">
      <style:text-properties fo:language="en" fo:country="GB"/>
    </style:style>
  </office:automatic-styles>
  <office:body>
    <office:text text:use-soft-page-breaks="true">
      <text:p text:style-name="P1">Les Personnages</text:p>
      <text:p text:style-name="P2"/>
      <text:p text:style-name="P3"/>
      <text:p text:style-name="Normal"><text:span text:style-name="T4">Personnages principaux</text:span><text:span text:style-name="T5"><text:s/></text:span>:<text:s/></text:p>
      <text:p text:style-name="Normal"><text:span text:style-name="T6">Jacky Lérot</text:span><text:s/>:<text:s/></text:p>
      <text:p text:style-name="Normal"><text:tab/>-Race : Humain</text:p>
      <text:p text:style-name="Normal"><text:tab/>-Catégorie : Non-Voyant</text:p>
      <text:p text:style-name="Normal"><text:tab/>- Equivalent : L'enfant</text:p>
      <text:p text:style-name="Normal"><text:tab/>- Rôle : Le joueur</text:p>
      <text:p text:style-name="Normal"><text:tab/>- Rencontre : ...</text:p>
      <text:p text:style-name="Normal"><text:tab/>- Indice de voix : GREG ! DIRECT !</text:p>
      <text:p text:style-name="Normal"><text:tab/>- Caractère : Curieux, naïf, innocent, vulgaire(?) change au cours de l'histoire</text:p>
      <text:p text:style-name="Normal"/>
      <text:p text:style-name="Normal"/>
      <text:p text:style-name="Normal"><text:span text:style-name="T7">Simon</text:span><text:s/>:<text:s/></text:p>
      <text:p text:style-name="Normal"><text:tab/>-Race : Voyant</text:p>
      <text:p text:style-name="Normal"><text:tab/>-Catégorie : Voyant</text:p>
      <text:p text:style-name="Normal"><text:tab/>-Pense qu’il est : de race Humaine et de catégorie Voyante</text:p>
      <text:p text:style-name="Normal"><text:tab/>- Equivalent : Le parent / tuteur<text:s/></text:p>
      <text:p text:style-name="Normal"><text:tab/>- Rôle : Voix Off (?) + Narrateur</text:p>
      <text:p text:style-name="Normal"><text:tab/>- Rencontre : Dès le début</text:p>
      <text:p text:style-name="Normal"><text:tab/>- Indice de voix : [Thomas] Gobelin de HS, voix aigüe, rigolote.</text:p>
      <text:p text:style-name="Normal"><text:tab/>- Caractère: Jovial, joueur, paternel, moqueur, futé</text:p>
      <text:p text:style-name="Normal"/>
      <text:p text:style-name="Normal"/>
      <text:p text:style-name="Normal"/>
      <text:p text:style-name="Normal"/>
      <text:soft-page-break/>
      <text:p text:style-name="Normal"><text:span text:style-name="T8">Personnages secondaires</text:span>:<text:s/></text:p>
      <text:p text:style-name="Normal"><text:span text:style-name="T9">Marika TacheDeGras</text:span><text:s/>:<text:s/></text:p>
      <text:p text:style-name="Normal"><text:tab/>-Race : Pouilleuse</text:p>
      <text:p text:style-name="Normal"><text:tab/>-Catégorie : Aucune</text:p>
      <text:p text:style-name="Normal"><text:tab/>- Equivalent :<text:s/></text:p>
      <text:p text:style-name="Normal"><text:tab/>- Rôle :</text:p>
      <text:p text:style-name="Normal"><text:tab/>- Rencontre :</text:p>
      <text:p text:style-name="Normal"><text:tab/>- Indice de voix : [Donia]</text:p>
      <text:p text:style-name="Normal"><text:tab/>- Caractère :</text:p>
      <text:p text:style-name="Normal"/>
      <text:p text:style-name="Normal"/>
      <text:p text:style-name="Normal"><text:span text:style-name="T10">Compagnons</text:span>: <text:s text:c="7"/></text:p>
      <text:p text:style-name="Normal"><text:s text:c="6"/></text:p>
      <text:p text:style-name="Normal"><text:span text:style-name="T11">Docteur Ievski</text:span><text:s/>:<text:s/></text:p>
      <text:p text:style-name="P12">-Race : Humain</text:p>
      <text:p text:style-name="P13">-Catégorie : Pure</text:p>
      <text:p text:style-name="Normal"/>
      <text:p text:style-name="P14">Poissac<text:s/>:</text:p>
      <text:p text:style-name="P15"><text:tab/>-<text:s/>Reference:<text:s/>Cassiop'</text:p>
      <text:p text:style-name="P16"/>
      <text:p text:style-name="P17">Monsieur Goldberg:</text:p>
      <text:p text:style-name="P18"/>
      <text:p text:style-name="Normal"><text:span text:style-name="T19">Mouss</text:span><text:span text:style-name="T20"><text:s/>:</text:span></text:p>
      <text:p text:style-name="P21">Race: Humain</text:p>
      <text:p text:style-name="P22">Categories: Golmon<text:s/>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eg</meta:initial-creator>
    <dc:creator>greg</dc:creator>
    <meta:creation-date>2015-04-19T19:02:00Z</meta:creation-date>
    <dc:date>2015-04-19T19:23:00Z</dc:date>
    <meta:template xlink:href="Normal.dotm" xlink:type="simple"/>
    <meta:editing-cycles>1</meta:editing-cycles>
    <meta:editing-duration>PT1260S</meta:editing-duration>
    <meta:document-statistic meta:page-count="2" meta:paragraph-count="1" meta:word-count="148" meta:character-count="963" meta:row-count="6" meta:non-whitespace-character-count="816"/>
  </office:meta>
</office:document-meta>
</file>